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9cm" svg:height="1.741cm" svg:x="7.71cm" svg:y="3.259cm">
          <text:p text:style-name="P1"><text:span text:style-name="T1">Delete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1" draw:id="id1" draw:layer="layout" svg:width="3.884cm" svg:height="0.962cm" svg:x="8.416cm" svg:y="1.5cm">
          <draw:text-box>
            <text:p>See Page X</text:p>
          </draw:text-box>
        </draw:frame>
        <draw:connector draw:style-name="gr3" draw:text-style-name="P1" draw:layer="layout" draw:type="line" svg:x1="10.358cm" svg:y1="2.462cm" svg:x2="10.305cm" svg:y2="3.259cm" draw:start-shape="id1" draw:start-glue-point="2" draw:end-shape="id2" draw:end-glue-point="5" svg:d="M10358 2462l-53 797" svg:viewBox="0 0 54 798">
          <text:p/>
        </draw:connector>
        <draw:custom-shape draw:style-name="gr4" draw:text-style-name="P2" xml:id="id3" draw:id="id3" draw:layer="layout" svg:width="4.8cm" svg:height="1.8cm" svg:x="7.901cm" svg:y="5.9cm">
          <text:p text:style-name="P1"><text:span text:style-name="T1">Validate Name</text:span></text:p>
          <text:p text:style-name="P1"><text:span text:style-name="T1">To Search F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54cm" svg:height="1.8cm" svg:x="8.001cm" svg:y="8.4cm">
          <text:p text:style-name="P1"><text:span text:style-name="T1">Data 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01cm" svg:y1="7.7cm" svg:x2="10.271cm" svg:y2="8.4cm" draw:start-shape="id3" draw:start-glue-point="2" draw:end-shape="id4" draw:end-glue-point="4" svg:d="M10301 7700l-30 700" svg:viewBox="0 0 31 701">
          <text:p/>
        </draw:connector>
        <draw:connector draw:style-name="gr6" draw:text-style-name="P2" draw:layer="layout" draw:type="line" svg:x1="10.271cm" svg:y1="10.2cm" svg:x2="10.302cm" svg:y2="11.001cm" draw:start-shape="id4" draw:start-glue-point="6" draw:end-shape="id5" draw:end-glue-point="0" svg:d="M10271 10200l31 801" svg:viewBox="0 0 32 802">
          <text:p text:style-name="P1"><text:span text:style-name="T1"><text:s text:c="12"/></text:span><text:span text:style-name="T1">Yes</text:span></text:p>
        </draw:connector>
        <draw:custom-shape draw:style-name="gr1" draw:text-style-name="P2" xml:id="id6" draw:id="id6" draw:layer="layout" svg:width="5.19cm" svg:height="1.741cm" svg:x="2.111cm" svg:y="5.9cm">
          <text:p text:style-name="P1"><text:span text:style-name="T1">Member Name</text:span></text:p>
          <text:p text:style-name="P1"><text:span text:style-name="T1">Enter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xml:id="id11" draw:id="id11" draw:layer="layout" svg:x1="8.001cm" svg:y1="9.3cm" svg:x2="4.706cm" svg:y2="7.641cm" draw:start-shape="id4" draw:start-glue-point="5" draw:end-shape="id6" draw:end-glue-point="8" svg:d="M8001 9300h-3295v-1659" svg:viewBox="0 0 3296 1660">
          <text:p text:style-name="P1"><text:span text:style-name="T1"/></text:p>
          <text:p text:style-name="P1"><text:span text:style-name="T1"/></text:p>
          <text:p text:style-name="P1"><text:span text:style-name="T1"><text:s text:c="17"/></text:span><text:span text:style-name="T1">No</text:span></text:p>
        </draw:connector>
        <draw:connector draw:style-name="gr3" draw:text-style-name="P1" draw:layer="layout" svg:x1="6.773cm" svg:y1="6.771cm" svg:x2="7.901cm" svg:y2="6.8cm" draw:start-shape="id6" draw:start-glue-point="9" draw:end-shape="id3" draw:end-glue-point="3" svg:d="M6773 6771h829v29h299" svg:viewBox="0 0 1129 30">
          <text:p/>
        </draw:connector>
        <draw:custom-shape draw:style-name="gr4" draw:text-style-name="P2" xml:id="id5" draw:id="id5" draw:layer="layout" svg:width="4.8cm" svg:height="1.8cm" svg:x="7.902cm" svg:y="11.001cm">
          <text:p text:style-name="P1"><text:span text:style-name="T1">Search for Member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3cm" svg:height="1.8cm" svg:x="14.202cm" svg:y="11.001cm">
          <text:p text:style-name="P1"><text:span text:style-name="T1">Member Details</text:span></text:p>
          <text:p text:style-name="P1"><text:span text:style-name="T1">from 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14.202cm" svg:y1="11.901cm" svg:x2="12.702cm" svg:y2="11.901cm" draw:start-shape="id7" draw:start-glue-point="5" draw:end-shape="id5" draw:end-glue-point="1" svg:d="M14202 11901h-1500" svg:viewBox="0 0 1501 1">
          <text:p/>
        </draw:connector>
        <draw:connector draw:style-name="gr3" draw:text-style-name="P1" draw:layer="layout" draw:type="line" svg:x1="10.302cm" svg:y1="12.801cm" svg:x2="10.261cm" svg:y2="13.701cm" draw:start-shape="id5" draw:start-glue-point="2" draw:end-shape="id8" draw:end-glue-point="4" svg:d="M10302 12801l-41 900" svg:viewBox="0 0 42 901">
          <text:p/>
        </draw:connector>
        <draw:custom-shape draw:style-name="gr5" draw:text-style-name="P2" xml:id="id8" draw:id="id8" draw:layer="layout" svg:width="4.54cm" svg:height="1.8cm" svg:x="7.991cm" svg:y="13.701cm">
          <text:p text:style-name="P1"><text:span text:style-name="T1">Member</text:span></text:p>
          <text:p text:style-name="P1"><text:span text:style-name="T1">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0.261cm" svg:y1="15.501cm" svg:x2="10.27cm" svg:y2="16.2cm" draw:start-shape="id8" draw:start-glue-point="6" draw:end-shape="id9" draw:end-glue-point="4" svg:d="M10261 15501l9 699" svg:viewBox="0 0 10 700">
          <text:p text:style-name="P1"><text:span text:style-name="T1"><text:s text:c="10"/></text:span><text:span text:style-name="T1">Yes</text:span></text:p>
        </draw:connector>
        <draw:custom-shape draw:style-name="gr1" draw:text-style-name="P2" xml:id="id10" draw:id="id10" draw:layer="layout" svg:width="5.19cm" svg:height="1.741cm" svg:x="2.101cm" svg:y="13.76cm">
          <text:p text:style-name="P1"><text:span text:style-name="T1">Error Message</text:span></text:p>
          <text:p text:style-name="P1"><text:span text:style-name="T1">Displayed</text:span></text:p>
          <text:p text:style-name="P1"><text:span text:style-name="T1">(Member does not exis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draw:type="line" svg:x1="7.991cm" svg:y1="14.601cm" svg:x2="6.763cm" svg:y2="14.631cm" draw:start-shape="id8" draw:start-glue-point="5" draw:end-shape="id10" draw:end-glue-point="9" svg:d="M7991 14601l-1228 30" svg:viewBox="0 0 1229 31"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connector draw:style-name="gr7" draw:text-style-name="P1" draw:layer="layout" draw:type="line" svg:x1="4.696cm" svg:y1="13.76cm" svg:x2="4.706cm" svg:y2="9.3cm" draw:start-shape="id10" draw:start-glue-point="5" draw:end-shape="id11" draw:end-glue-point="0" svg:d="M4696 13760l10-4460" svg:viewBox="0 0 11 4461">
          <text:p/>
        </draw:connector>
        <draw:connector draw:style-name="gr3" draw:text-style-name="P1" draw:layer="layout" draw:type="line" svg:x1="10.3cm" svg:y1="20.4cm" svg:x2="10.35cm" svg:y2="21.179cm" draw:start-shape="id12" draw:start-glue-point="2" draw:end-shape="id13" draw:end-glue-point="0" svg:d="M10300 20400l50 779" svg:viewBox="0 0 51 780">
          <text:p/>
        </draw:connector>
        <draw:custom-shape draw:style-name="gr5" draw:text-style-name="P2" xml:id="id9" draw:id="id9" draw:layer="layout" svg:width="4.54cm" svg:height="1.8cm" svg:x="8cm" svg:y="16.2cm">
          <text:p text:style-name="P1"><text:span text:style-name="T1">Confirm Dele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-0.999cm" svg:x1="8cm" svg:y1="17.1cm" svg:x2="8.6cm" svg:y2="21.939cm" draw:start-shape="id9" draw:start-glue-point="5" draw:end-shape="id13" draw:end-glue-point="3" svg:d="M8000 17100h-1500v4839h2100" svg:viewBox="0 0 2101 4840">
          <text:p text:style-name="P2"/>
          <text:p text:style-name="P2">No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2" draw:layer="layout" draw:type="line" svg:x1="10.27cm" svg:y1="18cm" svg:x2="10.3cm" svg:y2="18.6cm" draw:start-shape="id9" draw:start-glue-point="6" draw:end-shape="id12" draw:end-glue-point="0" svg:d="M10270 18000l30 600" svg:viewBox="0 0 31 601">
          <text:p text:style-name="P1"><text:span text:style-name="T1"><text:s text:c="10"/></text:span><text:span text:style-name="T1">Yes</text:span></text:p>
        </draw:connector>
        <draw:custom-shape draw:style-name="gr4" draw:text-style-name="P2" xml:id="id12" draw:id="id12" draw:layer="layout" svg:width="4.8cm" svg:height="1.8cm" svg:x="7.9cm" svg:y="18.6cm">
          <text:p text:style-name="P1"><text:span text:style-name="T1">Member Deleted</text:span></text:p>
          <text:p text:style-name="P1"><text:span text:style-name="T1">from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4.3cm" svg:height="1.8cm" svg:x="13.6cm" svg:y="18.6cm">
          <text:p text:style-name="P1"><text:span text:style-name="T1">Member Details</text:span></text:p>
          <text:p text:style-name="P1"><text:span text:style-name="T1">Deleted</text:span></text:p>
          <text:p text:style-name="P1"><text:span text:style-name="T1">from 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12.7cm" svg:y1="19.5cm" svg:x2="13.6cm" svg:y2="19.5cm" draw:start-shape="id12" draw:start-glue-point="1" draw:end-shape="id14" draw:end-glue-point="5" svg:d="M12700 19500h900" svg:viewBox="0 0 901 1">
          <text:p/>
        </draw:connector>
        <draw:connector draw:style-name="gr3" draw:text-style-name="P1" draw:layer="layout" draw:type="line" svg:x1="10.305cm" svg:y1="5cm" svg:x2="10.301cm" svg:y2="5.9cm" draw:start-shape="id2" draw:start-glue-point="8" draw:end-shape="id3" draw:end-glue-point="0" svg:d="M10305 5000l-4 900" svg:viewBox="0 0 5 901">
          <text:p/>
        </draw:connector>
        <draw:custom-shape draw:style-name="gr8" draw:text-style-name="P1" xml:id="id13" draw:id="id13" draw:layer="layout" svg:width="3.5cm" svg:height="1.521cm" svg:x="8.6cm" svg:y="21.1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2:50:44.243000000</meta:creation-date>
    <meta:generator>LibreOffice/4.2.5.2$Windows_x86 LibreOffice_project/61cb170a04bb1f12e77c884eab9192be736ec5f5</meta:generator>
    <dc:date>2014-11-26T11:01:46.269000000</dc:date>
    <meta:editing-duration>P0D</meta:editing-duration>
    <meta:editing-cycles>3</meta:editing-cycles>
    <meta:document-statistic meta:object-count="28"/>
  </office:meta>
</office:document-meta>
</file>